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fo:background-color="#d7e4bd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fac090"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 office:value-type="float" office:value="695">
            <text:p>695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2" office:value-type="float" office:value="10335">
            <text:p>1033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2" office:value-type="float" office:value="695">
            <text:p>695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float" office:value="10029">
            <text:p>10029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2" office:value-type="float" office:value="695">
            <text:p>695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float" office:value="9870">
            <text:p>9870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>
            <text:p>средн</text:p>
          </table:table-cell>
          <table:table-cell table:style-name="ce3" table:formula="of:=SUM([.C3:.C5])/3" office:value-type="float" office:value="695">
            <text:p>695</text:p>
          </table:table-cell>
          <table:table-cell table:number-columns-repeated="2"/>
          <table:table-cell table:style-name="Default" office:value-type="float" office:value="4">
            <text:p>4</text:p>
          </table:table-cell>
          <table:table-cell table:style-name="ce2" office:value-type="float" office:value="10245">
            <text:p>10245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1" office:value-type="string">
            <text:p>контр</text:p>
          </table:table-cell>
          <table:table-cell table:style-name="ce2" office:value-type="float" office:value="700">
            <text:p>700</text:p>
          </table:table-cell>
          <table:table-cell table:number-columns-repeated="2"/>
          <table:table-cell table:style-name="Default" office:value-type="float" office:value="5">
            <text:p>5</text:p>
          </table:table-cell>
          <table:table-cell table:style-name="ce2" office:value-type="float" office:value="10045">
            <text:p>1004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" office:value-type="string">
            <text:p>%</text:p>
          </table:table-cell>
          <table:table-cell table:style-name="ce3" table:formula="of:=([.C6]-[.C7])/[.C7]*100" office:value-type="float" office:value="-0.714285714285714">
            <text:p>-0,7142857143</text:p>
          </table:table-cell>
          <table:table-cell table:number-columns-repeated="2"/>
          <table:table-cell table:style-name="ce1" office:value-type="string">
            <text:p>средн</text:p>
          </table:table-cell>
          <table:table-cell table:style-name="ce3" table:formula="of:=SUM([.G3:.G7])/5" office:value-type="float" office:value="10104.8">
            <text:p>10104,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>
            <text:p>контр</text:p>
          </table:table-cell>
          <table:table-cell table:style-name="ce2"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>
            <text:p>%</text:p>
          </table:table-cell>
          <table:table-cell table:style-name="ce3" table:formula="of:=([.G8]-[.G9])/[.G9]*100" office:value-type="float" office:value="1.04799999999999">
            <text:p>1,048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.07.2018</text:date>, <text:time>17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7:41:44.56</dc:date>
    <dc:creator>Vadim Serikov</dc:creator>
    <meta:generator>OpenOffice/4.1.4$Win32 OpenOffice.org_project/414m5$Build-9788</meta:generator>
    <meta:editing-duration>PT5H51M31S</meta:editing-duration>
    <meta:editing-cycles>2</meta:editing-cycles>
    <meta:document-statistic meta:table-count="1" meta:cell-count="28" meta:object-count="0"/>
  </office:meta>
</office:document-meta>
</file>